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0pt" fo:language="zxx" fo:country="none" officeooo:rsid="001dc2c1" officeooo:paragraph-rsid="00563921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c9211e" loext:opacity="100%" fo:font-size="10pt" fo:language="zxx" fo:country="none" officeooo:rsid="001dc2c1" officeooo:paragraph-rsid="001dc2c1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c9211e" loext:opacity="100%" fo:font-size="10pt" fo:language="zxx" fo:country="none" officeooo:rsid="00414074" officeooo:paragraph-rsid="00414074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c9211e" loext:opacity="100%" fo:font-size="10pt" fo:language="zxx" fo:country="none" officeooo:rsid="0042dd4c" officeooo:paragraph-rsid="0042dd4c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c9211e" loext:opacity="100%" fo:font-size="10pt" fo:language="zxx" fo:country="none" officeooo:rsid="004aa58e" officeooo:paragraph-rsid="004aa58e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c9211e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c9211e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ff0000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color="#c9211e" loext:opacity="100%" fo:font-size="10pt" fo:language="zxx" fo:country="none" officeooo:rsid="002290fc" officeooo:paragraph-rsid="002290fc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fo:font-size="10pt" fo:language="zxx" fo:country="none" officeooo:rsid="00062c15" officeooo:paragraph-rsid="001dc2c1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fo:color="#ff0000" loext:opacity="100%" fo:font-size="10pt" fo:language="zxx" fo:country="none" officeooo:rsid="001dc2c1" officeooo:paragraph-rsid="0047ea9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fo:color="#c9211e" loext:opacity="100%" fo:font-size="10pt" fo:language="zxx" fo:country="none" officeooo:rsid="00062c15" officeooo:paragraph-rsid="0006e7ad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text-properties fo:color="#ff0000" loext:opacity="100%" fo:font-size="10pt" fo:language="zxx" fo:country="none" officeooo:rsid="000d014d" officeooo:paragraph-rsid="004aa0c1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fo:color="#c9211e" loext:opacity="100%" fo:font-size="10pt" fo:language="zxx" fo:country="none" officeooo:rsid="00062c15" officeooo:paragraph-rsid="000d014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text-properties fo:color="#c9211e" loext:opacity="100%" fo:font-size="10pt" fo:language="zxx" fo:country="none" officeooo:rsid="001eb761" officeooo:paragraph-rsid="005752f9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fo:color="#000000" loext:opacity="100%" fo:font-size="10pt" fo:language="zxx" fo:country="none" officeooo:rsid="0058d2c2" officeooo:paragraph-rsid="0058d2c2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fo:color="#c9211e" loext:opacity="100%" fo:font-size="10pt" fo:language="zxx" fo:country="none" officeooo:rsid="0058d2c2" officeooo:paragraph-rsid="0058d2c2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fo:color="#c9211e" loext:opacity="100%" fo:font-size="10pt" fo:language="zxx" fo:country="none" officeooo:rsid="001ed495" officeooo:paragraph-rsid="005752f9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fo:color="#000000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fo:color="#c9211e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fo:color="#c9211e" loext:opacity="100%" fo:font-size="10pt" fo:language="zxx" fo:country="none" officeooo:rsid="001ed495" officeooo:paragraph-rsid="001ed495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text-properties fo:color="#c9211e" loext:opacity="100%" fo:font-size="10pt" fo:language="zxx" fo:country="none" officeooo:rsid="0054ee3a" officeooo:paragraph-rsid="0054ee3a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text-properties fo:color="#c9211e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text-properties fo:color="#000000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fo:color="#c9211e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fo:color="#111111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text-properties fo:color="#c9211e" loext:opacity="100%" fo:font-size="10pt" fo:language="zxx" fo:country="none" officeooo:rsid="003734de" officeooo:paragraph-rsid="003ac05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text-properties fo:color="#c9211e" loext:opacity="100%" fo:font-size="10pt" fo:language="zxx" fo:country="none" officeooo:rsid="00391bbd" officeooo:paragraph-rsid="003ac055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text-properties fo:color="#c9211e" loext:opacity="100%" fo:font-size="10pt" fo:language="zxx" fo:country="none" officeooo:rsid="00062c15" officeooo:paragraph-rsid="002b833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text-properties fo:color="#c9211e" loext:opacity="100%" fo:font-size="10pt" fo:language="zxx" fo:country="none" officeooo:rsid="00148778" officeooo:paragraph-rsid="002d0db7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fo:color="#c9211e" loext:opacity="100%" fo:font-size="10pt" fo:language="zxx" fo:country="none" officeooo:rsid="00062c15" officeooo:paragraph-rsid="00148778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text-properties fo:color="#c9211e" loext:opacity="100%" fo:font-size="10pt" fo:language="zxx" fo:country="none" officeooo:rsid="00062c15" officeooo:paragraph-rsid="003ac16b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fo:color="#c9211e" loext:opacity="100%" fo:font-size="10pt" fo:language="zxx" fo:country="none" officeooo:rsid="003ac16b" officeooo:paragraph-rsid="003ac16b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fo:color="#c9211e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fo:color="#00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fo:color="#ff0000" loext:opacity="100%" fo:font-size="10pt" fo:language="zxx" fo:country="none" officeooo:rsid="00062c15" officeooo:paragraph-rsid="002e4710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fo:color="#ff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fo:color="#ff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fo:color="#00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fo:color="#ff0000" loext:opacity="100%" fo:font-size="10pt" fo:language="zxx" fo:country="none" officeooo:rsid="00319305" officeooo:paragraph-rsid="00319305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fo:color="#000000" loext:opacity="100%" fo:font-size="10pt" fo:language="zxx" fo:country="none" officeooo:rsid="002fc519" officeooo:paragraph-rsid="002fc51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text-properties fo:color="#ff0000" loext:opacity="100%" fo:font-size="10pt" fo:language="zxx" fo:country="none" officeooo:rsid="00155502" officeooo:paragraph-rsid="00155502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fo:color="#ff0000" loext:opacity="100%" fo:font-size="10pt" fo:language="zxx" fo:country="none" officeooo:rsid="00348491" officeooo:paragraph-rsid="00348491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fo:color="#ff0000" loext:opacity="100%" fo:font-size="10pt" fo:language="zxx" fo:country="none" officeooo:rsid="005f13d9" officeooo:paragraph-rsid="005f13d9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text-properties fo:color="#ff0000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fo:color="#111111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text-properties fo:color="#1c1c1c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>
      <style:paragraph-properties fo:margin-top="0in" fo:margin-bottom="0.1965in" style:contextual-spacing="false"/>
      <style:text-properties fo:color="#ff0000" loext:opacity="100%" fo:font-size="10pt" fo:language="zxx" fo:country="none" officeooo:rsid="006389a2" officeooo:paragraph-rsid="006389a2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ext_20_body">
      <style:text-properties fo:font-size="8pt" fo:language="zxx" fo:country="none" officeooo:paragraph-rsid="006d48b3" style:font-size-asian="8pt" style:language-asian="zxx" style:country-asian="none" style:font-size-complex="8pt" style:language-complex="zxx" style:country-complex="none"/>
    </style:style>
    <style:style style:name="P53" style:family="paragraph" style:parent-style-name="Text_20_body">
      <style:text-properties fo:font-size="8pt" fo:language="zxx" fo:country="none" officeooo:rsid="006d509d" officeooo:paragraph-rsid="006d509d" style:font-size-asian="8pt" style:language-asian="zxx" style:country-asian="none" style:font-size-complex="8pt" style:language-complex="zxx" style:country-complex="none"/>
    </style:style>
    <style:style style:name="P54" style:family="paragraph" style:parent-style-name="Text_20_body">
      <style:text-properties fo:color="#ff0000" loext:opacity="100%" fo:font-size="8pt" fo:language="zxx" fo:country="none" officeooo:paragraph-rsid="0065f7a2" style:font-size-asian="8pt" style:language-asian="zxx" style:country-asian="none" style:font-size-complex="8pt" style:language-complex="zxx" style:country-complex="none"/>
    </style:style>
    <style:style style:name="P55" style:family="paragraph" style:parent-style-name="Text_20_body">
      <style:text-properties fo:color="#000000" loext:opacity="100%" fo:font-size="8pt" fo:language="zxx" fo:country="none" officeooo:rsid="006d509d" officeooo:paragraph-rsid="006d509d" style:font-size-asian="8pt" style:language-asian="zxx" style:country-asian="none" style:font-size-complex="8pt" style:language-complex="zxx" style:country-complex="none"/>
    </style:style>
    <style:style style:name="P56" style:family="paragraph" style:parent-style-name="Text_20_body">
      <style:text-properties fo:font-size="8pt" fo:language="zxx" fo:country="none" officeooo:paragraph-rsid="0065f7a2" style:font-size-asian="8pt" style:language-asian="zxx" style:country-asian="none" style:font-size-complex="8pt" style:language-complex="zxx" style:country-complex="none"/>
    </style:style>
    <style:style style:name="P57" style:family="paragraph" style:parent-style-name="Text_20_body">
      <style:text-properties fo:font-size="8pt" fo:language="zxx" fo:country="none" officeooo:paragraph-rsid="006389a2" style:font-size-asian="8pt" style:language-asian="zxx" style:country-asian="none" style:font-size-complex="8pt" style:language-complex="zxx" style:country-complex="none"/>
    </style:style>
    <style:style style:name="P58" style:family="paragraph" style:parent-style-name="Text_20_body">
      <style:text-properties fo:font-size="6pt" fo:language="zxx" fo:country="none" officeooo:paragraph-rsid="006389a2" style:font-size-asian="6pt" style:language-asian="zxx" style:country-asian="none" style:font-size-complex="6pt" style:language-complex="zxx" style:country-complex="none"/>
    </style:style>
    <style:style style:name="P59" style:family="paragraph" style:parent-style-name="Text_20_body">
      <style:text-properties fo:language="zxx" fo:country="none" officeooo:paragraph-rsid="006389a2" style:language-asian="zxx" style:country-asian="none" style:language-complex="zxx" style:country-complex="none"/>
    </style:style>
    <style:style style:name="P60" style:family="paragraph" style:parent-style-name="Text_20_body">
      <style:text-properties fo:color="#ff0000" loext:opacity="100%" fo:language="zxx" fo:country="none" officeooo:rsid="006389a2" officeooo:paragraph-rsid="006389a2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62" style:family="paragraph" style:parent-style-name="Standard">
      <style:text-properties fo:color="#ff0000" loext:opacity="100%" fo:font-size="10pt" fo:language="zxx" fo:country="none" officeooo:rsid="006389a2" officeooo:paragraph-rsid="006389a2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111111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italic" style:font-style-asian="italic" style:font-style-complex="italic"/>
    </style:style>
    <style:style style:name="T4" style:family="text">
      <style:text-properties fo:color="#000000" loext:opacity="100%" fo:font-style="normal" style:font-style-asian="normal" style:font-style-complex="normal"/>
    </style:style>
    <style:style style:name="T5" style:family="text">
      <style:text-properties officeooo:rsid="0047d546"/>
    </style:style>
    <style:style style:name="T6" style:family="text">
      <style:text-properties officeooo:rsid="004c4f0b"/>
    </style:style>
    <style:style style:name="T7" style:family="text">
      <style:text-properties officeooo:rsid="003ff900"/>
    </style:style>
    <style:style style:name="T8" style:family="text">
      <style:text-properties officeooo:rsid="005c9111"/>
    </style:style>
    <style:style style:name="T9" style:family="text">
      <style:text-properties officeooo:rsid="005c7d48"/>
    </style:style>
    <style:style style:name="T10" style:family="text">
      <style:text-properties fo:color="#000000" loext:opacity="100%" officeooo:rsid="0030ef87"/>
    </style:style>
    <style:style style:name="T11" style:family="text">
      <style:text-properties fo:color="#ff0000" loext:opacity="100%"/>
    </style:style>
    <style:style style:name="T12" style:family="text">
      <style:text-properties officeooo:rsid="0040ce0b"/>
    </style:style>
    <style:style style:name="T13" style:family="text">
      <style:text-properties officeooo:rsid="00233d46"/>
    </style:style>
    <style:style style:name="T14" style:family="text">
      <style:text-properties officeooo:rsid="00615956"/>
    </style:style>
    <style:style style:name="T15" style:family="text">
      <style:text-properties officeooo:rsid="001dc2c1"/>
    </style:style>
    <style:style style:name="T16" style:family="text">
      <style:text-properties officeooo:rsid="001eb761"/>
    </style:style>
    <style:style style:name="T17" style:family="text">
      <style:text-properties officeooo:rsid="000f4ffe"/>
    </style:style>
    <style:style style:name="T18" style:family="text">
      <style:text-properties officeooo:rsid="005752f9"/>
    </style:style>
    <style:style style:name="T19" style:family="text">
      <style:text-properties officeooo:rsid="0058d2c2"/>
    </style:style>
    <style:style style:name="T20" style:family="text">
      <style:text-properties officeooo:rsid="0053b146"/>
    </style:style>
    <style:style style:name="T21" style:family="text">
      <style:text-properties fo:color="#ff0000" loext:opacity="100%" officeooo:rsid="003a0a9c"/>
    </style:style>
    <style:style style:name="T22" style:family="text">
      <style:text-properties officeooo:rsid="002795a4"/>
    </style:style>
    <style:style style:name="T23" style:family="text">
      <style:text-properties officeooo:rsid="0029892d"/>
    </style:style>
    <style:style style:name="T24" style:family="text">
      <style:text-properties officeooo:rsid="00148778"/>
    </style:style>
    <style:style style:name="T25" style:family="text">
      <style:text-properties officeooo:rsid="003ac16b"/>
    </style:style>
    <style:style style:name="T26" style:family="text">
      <style:text-properties officeooo:rsid="0012fee7"/>
    </style:style>
    <style:style style:name="T27" style:family="text">
      <style:text-properties officeooo:rsid="0030ef87"/>
    </style:style>
    <style:style style:name="T28" style:family="text">
      <style:text-properties officeooo:rsid="00319305"/>
    </style:style>
    <style:style style:name="T29" style:family="text">
      <style:text-properties fo:color="#ff0000" loext:opacity="100%" officeooo:rsid="00319305"/>
    </style:style>
    <style:style style:name="T30" style:family="text">
      <style:text-properties officeooo:rsid="00193e19"/>
    </style:style>
    <style:style style:name="T31" style:family="text">
      <style:text-properties officeooo:rsid="00331906"/>
    </style:style>
    <style:style style:name="T32" style:family="text">
      <style:text-properties officeooo:rsid="00553274"/>
    </style:style>
    <style:style style:name="T33" style:family="text">
      <style:text-properties officeooo:rsid="00367348"/>
    </style:style>
    <style:style style:name="T34" style:family="text">
      <style:text-properties fo:color="#000000" loext:opacity="100%" officeooo:rsid="00367348"/>
    </style:style>
    <style:style style:name="T35" style:family="text">
      <style:text-properties officeooo:rsid="00603d0c"/>
    </style:style>
    <style:style style:name="T36" style:family="text">
      <style:text-properties officeooo:rsid="006d48b3"/>
    </style:style>
    <style:style style:name="T37" style:family="text">
      <style:text-properties officeooo:rsid="006d037b"/>
    </style:style>
    <style:style style:name="T38" style:family="text">
      <style:text-properties officeooo:rsid="0065f7a2"/>
    </style:style>
    <style:style style:name="T39" style:family="text">
      <style:text-properties officeooo:rsid="0067842f"/>
    </style:style>
    <style:style style:name="T40" style:family="text">
      <style:text-properties officeooo:rsid="006389a2"/>
    </style:style>
    <style:style style:name="T41" style:family="text">
      <style:text-properties officeooo:rsid="0069e939"/>
    </style:style>
    <style:style style:name="T42" style:family="text">
      <style:text-properties officeooo:rsid="006c04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'ta <text:span text:style-name="T1">dotnet-sdk</text:span> paket yöneticisi ile sistem geneline kurulabilir </text:p>
      <text:p text:style-name="P1">veya </text:p>
      <text:p text:style-name="P2">Rider ide'si bir iki tıklamayla yerel bir <text:span text:style-name="T1">dotnet-sdk</text:span> kurabilir. </text:p>
      <text:p text:style-name="P2">Eğer dotnet-sdk paket yöneticisi ile kurulmuşsa konumu <text:span text:style-name="T2">/</text:span><text:span text:style-name="T3">usr/</text:span><text:span text:style-name="T4">lib/dotnet</text:span><text:span text:style-name="T2"> </text:span>olur. </text:p>
      <text:p text:style-name="P2">Eğer Rider yerele kurmuşsa konumu <text:span text:style-name="T2">$HOME/.dotnet </text:span>olur. </text:p>
      <text:p text:style-name="P3">Burada <text:span text:style-name="T2">$HOME</text:span> dizini <text:span text:style-name="T2">~</text:span> ile aynı anlama gelmektedir.</text:p>
      <text:p text:style-name="P3"><text:span text:style-name="T5">Y</text:span>ani hem <text:span text:style-name="T2">$HOME</text:span> hem de <text:span text:style-name="T2">~</text:span> mevcut kullanıcının klasörünün sistemdeki adresidir.</text:p>
      <text:p text:style-name="P4">Ayrıca linux'ta gizli dosya ve klasörlerin isimleri nokta(<text:span text:style-name="T2">.</text:span>) karakteri ile başlar</text:p>
      <text:p text:style-name="P4">yani <text:span text:style-name="T2">.dotnet</text:span> klasörü linuxta gizli bir klasördür.</text:p>
      <text:p text:style-name="P3"/>
      <text:p text:style-name="P5">Sonrasında <text:span text:style-name="T1">dotnet-runtime</text:span> da kurulmalıdır derdim</text:p>
      <text:p text:style-name="P5">ama <text:span text:style-name="T1">dotnet-runtime</text:span> birçok linux dağıtımında kurulu geliyor :D</text:p>
      <text:p text:style-name="P5">Ancak olur da kurulu gelmezse microsoft'un resmi itesindeki kodlar yardımıyla kurulabilir.</text:p>
      <text:p text:style-name="P5"/>
      <text:p text:style-name="P6"><text:span text:style-name="T6">Ondan sonra</text:span> termi<text:span text:style-name="T7">na</text:span>le</text:p>
      <text:p text:style-name="P6"/>
      <text:p text:style-name="P7">dotnet tool install --global dotnet-ef</text:p>
      <text:p text:style-name="P7"/>
      <text:p text:style-name="P6">kodu da yazılarak <text:span text:style-name="T2">dotnet ef </text:span>de kurulmalıdır.</text:p>
      <text:p text:style-name="P8">Eğer bu kod hata verirse yanına --<text:span text:style-name="T8">version ile </text:span>bir versiyon numarası ekle<text:span text:style-name="T9">nerek</text:span></text:p>
      <text:p text:style-name="P8">kararlı olan bir versiyon bulunup kurulabilir.</text:p>
      <text:p text:style-name="P8"/>
      <text:p text:style-name="P8">Örnek;</text:p>
      <text:p text:style-name="P8"/>
      <text:p text:style-name="P9">dotnet tool install --global dotnet-ef --version 8.0.0</text:p>
      <text:p text:style-name="P9"/>
      <text:p text:style-name="P10">gibi</text:p>
      <text:p text:style-name="P6"/>
      <text:p text:style-name="P11">Bu kod <text:span text:style-name="T2">dotnet ef</text:span>'yi yerelde <text:span text:style-name="T2">~/.dotnet /</text:span><text:span text:style-name="T10">tools </text:span><text:span text:style-name="T11">klasörü varsa onun içene kurar</text:span></text:p>
      <text:p text:style-name="P11">ama yoksa <text:span text:style-name="T2">~/.dotnet/</text:span><text:span text:style-name="T10">tools </text:span><text:span text:style-name="T2"><text:s/></text:span>klasörünü kendisi oluşturur ve içinde <text:span text:style-name="T2">dotnet ef</text:span>'yi kurar.</text:p>
      <text:p text:style-name="P2">Eğer dotnet Rider tarafından yerel olarak kurulmuşsa terminale </text:p>
      <text:p text:style-name="P2"><text:span text:style-name="T2">dotnet --version</text:span> yazınca sistem dotnet'i görmez.</text:p>
      <text:p text:style-name="P2">Eğer dotnet paket yöneticisi ile kurulmuşsa terminalde <text:span text:style-name="T2">dotnet --version </text:span>yazılırsa </text:p>
      <text:p text:style-name="P2">versiyon çıktısı verir. Yani sistem dotnet'i görür.</text:p>
      <text:p text:style-name="P2">Ancak dotnet nasıl yüklenmiş olursa olsun her iki ihtimalde de </text:p>
      <text:p text:style-name="P2">termi<text:span text:style-name="T12">na</text:span>le <text:span text:style-name="T2">dotnet ef --version </text:span><text:span text:style-name="T11">yazınca sistem entity framework'ü görmez.</text:span></text:p>
      <text:p text:style-name="P2">Sistemin hem dotnet'i hem de entity framework'ü görmesini sağlamak için 2 tane</text:p>
      <text:p text:style-name="P2">ortam değişkenini <text:span text:style-name="T2">~/.bashrc</text:span> gizli dosyasına eklememiz ve kaydetmemiz gerekiyor.</text:p>
      <text:p text:style-name="P2"/>
      <text:p text:style-name="P2">Eğer dotnet Rider tarafından yerel olarak kurulmuşsa .bashrc gizli dosyasına </text:p>
      <text:p text:style-name="P2">aşağıdaki ortam değişkenleri eklenmelidir.</text:p>
      <text:p text:style-name="P12"/>
      <text:p text:style-name="P13">export DOTNET_ROOT="$HOME/.dotnet";</text:p>
      <text:p text:style-name="P13"/>
      <text:p text:style-name="P13">export PATH="$DOTNET_ROOT:$<text:span text:style-name="T13">HOME/.dotnet/</text:span>tools:<text:span text:style-name="T14">$PATH";</text:span></text:p>
      <text:p text:style-name="P13"/>
      <text:p text:style-name="P14">Ama eğer dotnet paket yöneticisi tarafından kurulmuşsa .bashrc </text:p>
      <text:p text:style-name="P14">gizli dosyasına aşağıdaki ortam değişkenleri eklenmelidir.</text:p>
      <text:p text:style-name="P13"/>
      <text:p text:style-name="P12">export DOTNET_ROOT="/<text:span text:style-name="T15">usr/lib/dotnet";</text:span></text:p>
      <text:p text:style-name="P12"/>
      <text:p text:style-name="P12">export PATH="$DOTNET_ROOT:$<text:span text:style-name="T13">HOME/.dotnet</text:span>/tools:<text:span text:style-name="T14">$PATH";</text:span></text:p>
      <text:p text:style-name="P13"/>
      <text:p text:style-name="P15"/>
      <text:p text:style-name="P16">(<text:span text:style-name="T16">Not: </text:span>Yukarıdaki kodu <text:s/><text:span text:style-name="T17">tek satırda </text:span>birleştirmeye çalışma<text:span text:style-name="T17">k işe yaramaz</text:span> </text:p>
      <text:p text:style-name="P16">çünkü yukarıdaki kod sadece $PATH değişkenine dotnet'in path'ını eklemiyor </text:p>
      <text:p text:style-name="P16">aynı zamanda DOTNET_ROOT değişkenini de tanımlıyor)</text:p>
      <text:p text:style-name="P17"/>
      <text:p text:style-name="P18"><text:soft-page-break/>Bu işlemler yapıldıktan <text:span text:style-name="T18">sonra</text:span><text:span text:style-name="T19"> terminalde</text:span></text:p>
      <text:p text:style-name="P18"/>
      <text:p text:style-name="P19">source ~/.bashrc</text:p>
      <text:p text:style-name="P20"/>
      <text:p text:style-name="P20">kodunu yazarak .bashrc dosyasını yeniden yüklemek gerekiyor</text:p>
      <text:p text:style-name="P20">ya da onun yerine bilgisayarı yeniden başlatmak da yapılabilir.</text:p>
      <text:p text:style-name="P20"/>
      <text:p text:style-name="P20"/>
      <text:p text:style-name="P21"><text:span text:style-name="T18">sonrasında </text:span>terminale</text:p>
      <text:p text:style-name="P22"/>
      <text:p text:style-name="P22">dotnet --version</text:p>
      <text:p text:style-name="P23"/>
      <text:p text:style-name="P23">ve</text:p>
      <text:p text:style-name="P23"/>
      <text:p text:style-name="P23"><text:span text:style-name="T2">d</text:span><text:span text:style-name="T1">otnet ef --version</text:span></text:p>
      <text:p text:style-name="P23"/>
      <text:p text:style-name="P24">kodları girildiğinde çıktı vermeleri beklenir.</text:p>
      <text:p text:style-name="P24"/>
      <text:p text:style-name="P25">Bu arada eğer <text:span text:style-name="T1">vscode </text:span><text:span text:style-name="T11">isimli ide ile çalışıyorsak C# ve dotnet için gerekli vscode eklentilerini kurmamız gerekir.</text:span></text:p>
      <text:p text:style-name="P25"/>
      <text:p text:style-name="P25">Bu eklentiler microsoft tarafından yayınlanan</text:p>
      <text:p text:style-name="P25"/>
      <text:p text:style-name="P25"><text:span text:style-name="T1">C#</text:span>, <text:span text:style-name="T1">C# Dev Kit</text:span> ve <text:span text:style-name="T1">.NET Install Tool</text:span></text:p>
      <text:p text:style-name="P25"/>
      <text:p text:style-name="P25">isimli eklentilerdir.</text:p>
      <text:p text:style-name="P26"/>
      <text:p text:style-name="P26">Bir klasör içerisindeyken yeni dotnet <text:span text:style-name="T2">console</text:span> projesi oluşturmak için </text:p>
      <text:p text:style-name="P26"/>
      <text:p text:style-name="P27">dotnet new console --name name_of_my_project</text:p>
      <text:p text:style-name="P26"/>
      <text:p text:style-name="P26">kodu kullanılabilir ya da <text:span text:style-name="T2">mvc</text:span> projesi oluşturmak için</text:p>
      <text:p text:style-name="P26"/>
      <text:p text:style-name="P27">dotnet new mvc --name name_of_my_project</text:p>
      <text:p text:style-name="P26"/>
      <text:p text:style-name="P26">kodu kullanılabilir.</text:p>
      <text:p text:style-name="P26"/>
      <text:p text:style-name="P26">Proje oluşturulduktan sonra içinde bulunduğumuz klasör bizim için solution olur.</text:p>
      <text:p text:style-name="P26">Proje klasörünün içine girmek için</text:p>
      <text:p text:style-name="P26"/>
      <text:p text:style-name="P27">cd name_of_my_project</text:p>
      <text:p text:style-name="P26"/>
      <text:p text:style-name="P26">kodu yazılmalıdır.</text:p>
      <text:p text:style-name="P26"/>
      <text:p text:style-name="P26">Yani bundan sonraki yapacağımız işlemlerin geçerli olabilmesi için solution'ın içinde olmamız yetmez</text:p>
      <text:p text:style-name="P26">projenin de içinde olmalıyız.</text:p>
      <text:p text:style-name="P26"/>
      <text:p text:style-name="P28">Projeyi run etmek için terminalde proje klasörü içerisindeyken </text:p>
      <text:p text:style-name="P28"/>
      <text:p text:style-name="P29">dotnet run</text:p>
      <text:p text:style-name="P28"/>
      <text:p text:style-name="P28">komutu<text:span text:style-name="T20">n</text:span>u kullanabiliriz.</text:p>
      <text:p text:style-name="P26"/>
      <text:p text:style-name="P30">Uygulamamıza <text:span text:style-name="T1">Nuget </text:span><text:span text:style-name="T11">paketleri indirmek gerekirse google'a </text:span><text:span text:style-name="T1">nuget </text:span><text:span text:style-name="T11">yazıp</text:span><text:span text:style-name="T1"> nuget.org </text:span><text:span text:style-name="T11">sitesinden</text:span></text:p>
      <text:p text:style-name="P30">ilgili paketi aratarak <text:span text:style-name="T1">.NET CLI </text:span><text:span text:style-name="T11">sekmesinde yazan kodu terminale yazarak indirebiliriz.</text:span></text:p>
      <text:p text:style-name="P31">Nuget paketini indirirken versiyon kısmını almazsak yani <text:span text:style-name="T1">--version </text:span><text:span text:style-name="T21">yazan yerden öncesini alırsak daha iyi olabilir.</text:span></text:p>
      <text:p text:style-name="P26"/>
      <text:p text:style-name="P32"><text:span text:style-name="T22">Eğer proje daha önceden oluşturduğumuz eski bir projemiz ise </text:span><text:span text:style-name="T23">ve </text:span><text:span text:style-name="T24">içerisinde önceden var olan migrationlarımız varsa </text:span></text:p>
      <text:p text:style-name="P33">o migrationları içeren klasörü komple silmeliyiz(sadece migrationları silmek yetmez) </text:p>
      <text:p text:style-name="P33"><text:soft-page-break/>ve veritabanında önceden oluşan database varsa o database'i de komple silip tekrar oluşturmalıyız.</text:p>
      <text:p text:style-name="P34"/>
      <text:p text:style-name="P35"><text:span text:style-name="T24">Daha sonra </text:span><text:span text:style-name="T25">eğer projemizde </text:span></text:p>
      <text:p text:style-name="P36">entity framework kullanıyorsak migration oluşturmak için <text:s/></text:p>
      <text:p text:style-name="P35">terminal solution içindeki proje klasörümüzü<text:span text:style-name="T26">n içerisini</text:span> görecek şekilde açıkken</text:p>
      <text:p text:style-name="P37"/>
      <text:p text:style-name="P38">dotnet ef migrations add myMigration</text:p>
      <text:p text:style-name="P38"/>
      <text:p text:style-name="P39">kodu ile myMigration isimli migration oluşturulabilir. Bu windows visual studioda ortamında </text:p>
      <text:p text:style-name="P39">package manager console’a yazılan “add-migration myMigration” komutuna karşılık gelmektedir. </text:p>
      <text:p text:style-name="P40"/>
      <text:p text:style-name="P38">dotnet ef database update</text:p>
      <text:p text:style-name="P38"/>
      <text:p text:style-name="P39">kodu ile database güncellenebilir. Bu windows visual studio ortamında </text:p>
      <text:p text:style-name="P39">package manager console’a yazılan “update-database” komutuna karşılık gelmektedir</text:p>
      <text:p text:style-name="P40"/>
      <text:p text:style-name="P41">dotnet'te projenin bağımlılıkları ile ilgili üçüncü party yazılımların lisanslarını indirebilmek için önce aşağıdaki kod ile gerekli araç kurulmalı</text:p>
      <text:p text:style-name="P41"/>
      <text:p text:style-name="P42">dotnet tool install --global ThirdPartyLibraries.GlobalTool</text:p>
      <text:p text:style-name="P42"/>
      <text:p text:style-name="P43">yukardaki kod çalıştırıldıktan sonra</text:p>
      <text:p text:style-name="P41"/>
      <text:p text:style-name="P44"><text:span text:style-name="T11">bu da</text:span> <text:span text:style-name="T27">~/.dotnet/</text:span><text:span text:style-name="T28">tools </text:span><text:span text:style-name="T29">içerisine kurar. </text:span></text:p>
      <text:p text:style-name="P43">Bunda herhangi bir ot-rtam değişkeni eklememize gerek yok çünkü önceden tanımlamış olduğumuz </text:p>
      <text:p text:style-name="P43">2 ortam değişkeni bunu da karşılar.</text:p>
      <text:p text:style-name="P41"/>
      <text:p text:style-name="P45">Sonra aşağıdaki kodda WebApplication2 yazan kısıma projenin adı veya bir takma ad verilerek aşağıdaki kod çalıştırılmalı.</text:p>
      <text:p text:style-name="P40"/>
      <text:p text:style-name="P38">ThirdPartyLibraries update -source . -repository ./"Third Party Licences <text:span text:style-name="T30">(Auto Generated)</text:span>" -appName WebApplication2</text:p>
      <text:p text:style-name="P38"/>
      <text:p text:style-name="P45">Bu şekilde <text:span text:style-name="T31">proje için </text:span>Third Party Licenses klasörü oluşur ve içine üçüncü parti lisanslar iner.</text:p>
      <text:p text:style-name="P45"/>
      <text:p text:style-name="P46">Diğer bir konu ise linux'ta mssql kurulumudur. Mssql'in systemd'ye bağımlılığı var.</text:p>
      <text:p text:style-name="P46">Yani init sistemi olarak systemd kullanmayan bir linux distrosunda mssql çalışmaz.</text:p>
      <text:p text:style-name="P46"/>
      <text:p text:style-name="P46">Mssql'i indirmek için gerekli kodlar microsoft'un resmi sayfasında var. Ancak ben 2 farklı linux distrosunda mssql indirdim.</text:p>
      <text:p text:style-name="P46">PopOS 24.04'te bir sorun olmadı ama Xubuntu 25.10'da bağımlılık sorunu oldu.</text:p>
      <text:p text:style-name="P46">Ldd kodu ile baktığımda 2 adet bağımlılığım eksik olduğunu gördüm.</text:p>
      <text:p text:style-name="P47">Libldap kütüphanesi tek başına bu iki bağımlılığı da içerdiği için bu kütüphaneyi </text:p>
      <text:p text:style-name="P47">deb paketi olarak indirip kurmam sorunu çözdü.</text:p>
      <text:p text:style-name="P46"/>
      <text:p text:style-name="P46">Google'a <text:span text:style-name="T2">packages ubuntu </text:span>veya<text:span text:style-name="T2"> packages debian </text:span>yazarak aratınca ubuntu'nun veya debian'ın resmi sitesinde </text:p>
      <text:p text:style-name="P46">paket arama yeri çıkıyor. Orada paket aranacak <text:span text:style-name="T32">linux </text:span>sürümün<text:span text:style-name="T32">ün isminin</text:span> olduğu combobox içerisinde any seçeneğini seçince</text:p>
      <text:p text:style-name="P46">ve <text:span text:style-name="T1">libldap </text:span>yazıp aratınca <text:span text:style-name="T33">libldap kütüphanesinin çeşitli sürümlerinin </text:span><text:span text:style-name="T34">.deb</text:span><text:span text:style-name="T33"> paketleri çıkıyor.</text:span></text:p>
      <text:p text:style-name="P48">Ben</text:p>
      <text:p text:style-name="P49">libldap-2.5-0_2.5.16+dfsg-0ubuntu0.22.04.2_amd64.deb</text:p>
      <text:p text:style-name="P48">paketini kurunca o 2 kütüphaneden kaynaklı bağımlılık sorunu çözüldü.</text:p>
      <text:p text:style-name="P48"/>
      <text:p text:style-name="P48">Linux'ta mssql varsayılan kullanıcısı adı <text:span text:style-name="T1">sa.</text:span></text:p>
      <text:p text:style-name="P48">Mssql kurulumu bittikten sonra </text:p>
      <text:p text:style-name="P48"/>
      <text:p text:style-name="P50">sudo /opt/mssql/bin/mssql-conf setup</text:p>
      <text:p text:style-name="P50"/>
      <text:p text:style-name="P48">kodu ile sa kullanıcısı için şifre belirlenebiliyor.</text:p>
      <text:p text:style-name="P48">Ancak 123 gibi basit şifreleri kabul etmiyor. Ben Deneme.01 yazdım ve kabul etti.</text:p>
      <text:p text:style-name="P48">Veritanına bağlanırken kullandığımız gui uygulamasında <text:span text:style-name="T1">TrustServerCertificate </text:span>diye bir kutucuk oluyor.</text:p>
      <text:p text:style-name="P48"><text:soft-page-break/>O kutucuğu işaretlemekte fayda var.</text:p>
      <text:p text:style-name="P48">Database seçeneği opsiyonel. Master seçilebilir veya boş bırakılabilir.</text:p>
      <text:p text:style-name="P48">Linux'ta mssql için kullanılabilecek çeşitli gui uygulamaları var.</text:p>
      <text:p text:style-name="P48">Çoğunu denedim.</text:p>
      <text:p text:style-name="P48">Bunlar arasından <text:span text:style-name="T1">Dbeaver</text:span> uygulaması ilk başta bana çok kullanışsız <text:span text:style-name="T35">gibi </text:span>gelmişti</text:p>
      <text:p text:style-name="P48">ama alışınca iyi uygulama aslında.</text:p>
      <text:p text:style-name="P48"/>
      <text:p text:style-name="P51">Windows Forms(WinForms) uygulamalarını linux'ta native app gibi çalıştırmak için gerekli adımlar şunlardır:</text:p>
      <text:p text:style-name="P52">-Uygulamayı wine ile çalıştırmak için dotnet, dotnet runtime, dotnet desktop runtime(linux sürümü yok wine<text:span text:style-name="T36">tricks</text:span> <text:span text:style-name="T36">kullanarak</text:span> yükle<text:span text:style-name="T36">mek gerekiyor</text:span>) </text:p>
      <text:p text:style-name="P52">yüklü olmalı. </text:p>
      <text:p text:style-name="P53">-Önce</text:p>
      <text:p text:style-name="P54">sudo dpkg --add-architecture i386 &amp;&amp; sudo apt-get update &amp;&amp; sudo apt-get install <text:span text:style-name="T37">wine </text:span>wine32:i386 <text:span text:style-name="T37">winbind winetricks</text:span></text:p>
      <text:p text:style-name="P55">kodu ile gerekli paketler yüklenmeli</text:p>
      <text:p text:style-name="P55">-Sonra</text:p>
      <text:p text:style-name="P54">winetricks dotnetdesktop8</text:p>
      <text:p text:style-name="P55">kodu ile dotnet desktop runtime yüklenmeli</text:p>
      <text:p text:style-name="P56">-csproj dosyası içindeki &lt;<text:span text:style-name="T38">UseWindowsForms&gt;</text:span>true&lt;/<text:span text:style-name="T38">UseWindowsForms&gt;</text:span> ifadesi yorum yapılmalı</text:p>
      <text:p text:style-name="P56"><text:span text:style-name="T39">yani </text:span>&lt;!-- &lt;<text:span text:style-name="T38">UseWindowsForms&gt;</text:span>true&lt;/<text:span text:style-name="T38">UseWindowsForms&gt; --&gt; </text:span>şeklinde </text:p>
      <text:p text:style-name="P56">-yukardaki adımdan <text:span text:style-name="T38">yani UseWindowsForms etiketi yorum satırı yapıldıktan </text:span>sonra gereken nuget paketi <text:span text:style-name="T38">proje içinde terminal açarak </text:span>yüklenebilir. </text:p>
      <text:p text:style-name="P57">-Wine <text:span text:style-name="T40">sql </text:span>connection string’de <text:span text:style-name="T40">server=</text:span>localhost yazınca kendi içindeki <text:span text:style-name="T38">windows'taki </text:span>localhost zanneder, o yüzden connection string'<text:span text:style-name="T40">de</text:span> server=your_ip,port şeklinde yazılmalı. <text:span text:style-name="T40">(not: </text:span><text:span text:style-name="T38">ip ifconfig komutu ile öğrenilebilir. </text:span>port gerekli mi kesin emin değilim <text:span text:style-name="T41">denenmesi lazım</text:span><text:span text:style-name="T40">)</text:span></text:p>
      <text:p text:style-name="P57">-<text:span text:style-name="T42">Uygulama </text:span>.desktop uzantılı Desktop <text:span text:style-name="T42">E</text:span>ntry <text:span text:style-name="T42">dosyası </text:span>yazılarak <text:span text:style-name="T42">native linux app gibi </text:span>kullanılabilir. <text:span text:style-name="T42">Ancak </text:span>sql server'a bağlanmak için kullanılan environment variable'lar desktop entry'nin exec kısmında belirtilmeli ve wine yazmak <text:span text:style-name="T42">yani wine ile çalıştırmak</text:span> unutulmamalı<text:span text:style-name="T42">dır.</text:span></text:p>
      <text:p text:style-name="P57">-örnek exec komutu </text:p>
      <text:p text:style-name="P58">Exec=env MSSQL_PASSWORD=Deneme.01 wine /home/baylinux/solution_donerci_otomasyonu/project_donerci_otomasyonu/bin/Debug/net8.0-windows/project_donerci_otomasyonu.exe </text:p>
      <text:p text:style-name="P57">-Desktop entry'de Type,Categories ve Terminal=false alanları zorunludur.</text:p>
      <text:p text:style-name="P59"/>
      <text:p text:style-name="P59"/>
      <text:p text:style-name="P60">Örnek Desktop Entry:</text:p>
      <text:p text:style-name="P57">[Desktop Entry] </text:p>
      <text:p text:style-name="P57">Type=Application Comment=Dönerci Otomasyonu </text:p>
      <text:p text:style-name="P57">Name=Dönerci Otomasyonu </text:p>
      <text:p text:style-name="P57">Icon=/home/baylinux/.local/share/xdg-desktop-portal/icons/scalable/doner.webp </text:p>
      <text:p text:style-name="P58">Exec=env MSSQL_PASSWORD=Deneme.01 wine /home/baylinux/solution_donerci_otomasyonu/project_donerci_otomasyonu/bin/Debug/net8.0-windows/project_donerci_otomasyonu.exe </text:p>
      <text:p text:style-name="P57">Terminal=false </text:p>
      <text:p text:style-name="P57">Categories=Utility</text:p>
      <text:p text:style-name="P61"/>
      <text:p text:style-name="P62"/>
      <text:p text:style-name="P46"/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31T08:09:46.173512565</meta:creation-date>
    <dc:date>2026-03-01T00:18:02.124789782</dc:date>
    <meta:editing-duration>PT3H25M59S</meta:editing-duration>
    <meta:editing-cycles>84</meta:editing-cycles>
    <meta:generator>LibreOffice/25.2.3.2$Linux_X86_64 LibreOffice_project/520$Build-2</meta:generator>
    <meta:document-statistic meta:table-count="0" meta:image-count="0" meta:object-count="0" meta:page-count="4" meta:paragraph-count="142" meta:word-count="1081" meta:character-count="8925" meta:non-whitespace-character-count="7960"/>
  </office:meta>
</office:document-meta>
</file>